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dfb4b" officeooo:paragraph-rsid="001dfb4b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officeooo:rsid="002028ec" officeooo:paragraph-rsid="002028ec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20438b" officeooo:paragraph-rsid="0020438b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20438b" officeooo:paragraph-rsid="002137fc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20438b" officeooo:paragraph-rsid="00241e77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officeooo:rsid="0020438b" officeooo:paragraph-rsid="0028ef3f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fo:font-weight="bold" officeooo:rsid="002137fc" officeooo:paragraph-rsid="002137fc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fo:font-weight="bold" officeooo:rsid="0028ef3f" officeooo:paragraph-rsid="0028ef3f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5pt" fo:font-weight="bold" officeooo:rsid="002ab353" officeooo:paragraph-rsid="002ab353" style:font-size-asian="15pt" style:font-weight-asian="bold" style:font-size-complex="15pt" style:font-weight-complex="bold"/>
    </style:style>
    <style:style style:name="P10" style:family="paragraph" style:parent-style-name="Standard">
      <style:text-properties fo:color="#c9211e" fo:font-size="15pt" fo:font-weight="bold" officeooo:rsid="002137fc" officeooo:paragraph-rsid="002137fc" style:font-size-asian="15pt" style:font-weight-asian="bold" style:font-size-complex="15pt" style:font-weight-complex="bold"/>
    </style:style>
    <style:style style:name="P11" style:family="paragraph" style:parent-style-name="Standard">
      <style:text-properties fo:color="#000000" fo:font-size="15pt" fo:font-weight="bold" officeooo:rsid="002137fc" officeooo:paragraph-rsid="002137fc" style:font-size-asian="15pt" style:font-weight-asian="bold" style:font-size-complex="15pt" style:font-weight-complex="bold"/>
    </style:style>
    <style:style style:name="P12" style:family="paragraph" style:parent-style-name="Standard">
      <style:text-properties fo:color="#000000" fo:font-size="15pt" fo:font-weight="bold" officeooo:rsid="002137fc" officeooo:paragraph-rsid="00241e77" style:font-size-asian="15pt" style:font-weight-asian="bold" style:font-size-complex="15pt" style:font-weight-complex="bold"/>
    </style:style>
    <style:style style:name="P13" style:family="paragraph" style:parent-style-name="Standard">
      <style:text-properties fo:color="#000000" fo:font-size="15pt" fo:font-weight="bold" officeooo:rsid="0020438b" officeooo:paragraph-rsid="002137fc" style:font-size-asian="15pt" style:font-weight-asian="bold" style:font-size-complex="15pt" style:font-weight-complex="bold"/>
    </style:style>
    <style:style style:name="P14" style:family="paragraph" style:parent-style-name="Standard">
      <style:text-properties fo:color="#000000" fo:font-size="15pt" fo:font-weight="bold" officeooo:rsid="0020438b" officeooo:paragraph-rsid="00241e77" style:font-size-asian="15pt" style:font-weight-asian="bold" style:font-size-complex="15pt" style:font-weight-complex="bold"/>
    </style:style>
    <style:style style:name="P15" style:family="paragraph" style:parent-style-name="Standard">
      <style:text-properties fo:color="#000000" fo:font-size="15pt" fo:font-weight="bold" officeooo:rsid="002224bb" officeooo:paragraph-rsid="002224bb" style:font-size-asian="15pt" style:font-weight-asian="bold" style:font-size-complex="15pt" style:font-weight-complex="bold"/>
    </style:style>
    <style:style style:name="P16" style:family="paragraph" style:parent-style-name="Standard">
      <style:text-properties fo:color="#000000" fo:font-size="15pt" fo:font-weight="bold" officeooo:rsid="002224bb" officeooo:paragraph-rsid="00241e77" style:font-size-asian="15pt" style:font-weight-asian="bold" style:font-size-complex="15pt" style:font-weight-complex="bold"/>
    </style:style>
    <style:style style:name="P17" style:family="paragraph" style:parent-style-name="Standard">
      <style:text-properties fo:color="#000000" fo:font-size="15pt" fo:font-weight="bold" officeooo:rsid="00241e77" officeooo:paragraph-rsid="00241e77" style:font-size-asian="15pt" style:font-weight-asian="bold" style:font-size-complex="15pt" style:font-weight-complex="bold"/>
    </style:style>
    <style:style style:name="P18" style:family="paragraph" style:parent-style-name="Standard">
      <style:text-properties fo:color="#000000" fo:font-size="15pt" fo:font-weight="bold" officeooo:rsid="002771c1" officeooo:paragraph-rsid="002771c1" style:font-size-asian="15pt" style:font-weight-asian="bold" style:font-size-complex="15pt" style:font-weight-complex="bold"/>
    </style:style>
    <style:style style:name="P19" style:family="paragraph" style:parent-style-name="Standard">
      <style:text-properties fo:color="#ff0000" fo:font-size="15pt" fo:font-weight="bold" officeooo:rsid="002224bb" officeooo:paragraph-rsid="002224bb" style:font-size-asian="15pt" style:font-weight-asian="bold" style:font-size-complex="15pt" style:font-weight-complex="bold"/>
    </style:style>
    <style:style style:name="P20" style:family="paragraph" style:parent-style-name="Standard">
      <style:text-properties fo:color="#ff0000" fo:font-size="15pt" fo:font-weight="bold" officeooo:rsid="002224bb" officeooo:paragraph-rsid="00241e77" style:font-size-asian="15pt" style:font-weight-asian="bold" style:font-size-complex="15pt" style:font-weight-complex="bold"/>
    </style:style>
    <style:style style:name="P21" style:family="paragraph" style:parent-style-name="Standard">
      <style:text-properties fo:color="#ff0000" fo:font-size="15pt" fo:font-weight="bold" officeooo:rsid="002ab353" officeooo:paragraph-rsid="002ab353" style:font-size-asian="15pt" style:font-weight-asian="bold" style:font-size-complex="15pt" style:font-weight-complex="bold"/>
    </style:style>
    <style:style style:name="P22" style:family="paragraph" style:parent-style-name="Standard">
      <style:text-properties fo:color="#ff0000" fo:font-size="15pt" fo:font-weight="bold" officeooo:rsid="0020438b" officeooo:paragraph-rsid="0028ef3f" style:font-size-asian="15pt" style:font-weight-asian="bold" style:font-size-complex="15pt" style:font-weight-complex="bold"/>
    </style:style>
    <style:style style:name="P23" style:family="paragraph" style:parent-style-name="Standard">
      <style:text-properties fo:color="#ff0000" fo:font-size="15pt" fo:font-weight="bold" officeooo:rsid="0020438b" officeooo:paragraph-rsid="0020438b" style:font-size-asian="15pt" style:font-weight-asian="bold" style:font-size-complex="15pt" style:font-weight-complex="bold"/>
    </style:style>
    <style:style style:name="P24" style:family="paragraph" style:parent-style-name="Standard">
      <style:text-properties officeooo:paragraph-rsid="00241e77"/>
    </style:style>
    <style:style style:name="P25" style:family="paragraph" style:parent-style-name="Standard">
      <style:text-properties officeooo:paragraph-rsid="0028ef3f"/>
    </style:style>
    <style:style style:name="P26" style:family="paragraph" style:parent-style-name="Standard">
      <style:text-properties fo:color="#000000" fo:font-size="15pt" fo:font-weight="bold" officeooo:rsid="002cb61f" officeooo:paragraph-rsid="002cb61f" style:font-size-asian="15pt" style:font-weight-asian="bold" style:font-size-complex="15pt" style:font-weight-complex="bold"/>
    </style:style>
    <style:style style:name="P27" style:family="paragraph" style:parent-style-name="Standard">
      <style:text-properties fo:color="#000000" fo:font-size="15pt" fo:font-weight="bold" officeooo:rsid="002224bb" officeooo:paragraph-rsid="002cb61f" style:font-size-asian="15pt" style:font-weight-asian="bold" style:font-size-complex="15pt" style:font-weight-complex="bold"/>
    </style:style>
    <style:style style:name="P28" style:family="paragraph" style:parent-style-name="Standard">
      <style:text-properties fo:color="#000000" fo:font-size="15pt" fo:font-weight="bold" officeooo:rsid="0020438b" officeooo:paragraph-rsid="002cb61f" style:font-size-asian="15pt" style:font-weight-asian="bold" style:font-size-complex="15pt" style:font-weight-complex="bold"/>
    </style:style>
    <style:style style:name="P29" style:family="paragraph" style:parent-style-name="Standard">
      <style:text-properties fo:color="#000000" fo:font-size="15pt" fo:font-weight="bold" officeooo:rsid="002137fc" officeooo:paragraph-rsid="002cb61f" style:font-size-asian="15pt" style:font-weight-asian="bold" style:font-size-complex="15pt" style:font-weight-complex="bold"/>
    </style:style>
    <style:style style:name="P30" style:family="paragraph" style:parent-style-name="Standard">
      <style:text-properties fo:color="#000000" fo:font-size="15pt" fo:font-weight="bold" officeooo:rsid="002771c1" officeooo:paragraph-rsid="002771c1" style:font-size-asian="15pt" style:font-weight-asian="bold" style:font-size-complex="15pt" style:font-weight-complex="bold"/>
    </style:style>
    <style:style style:name="P31" style:family="paragraph" style:parent-style-name="Standard">
      <style:text-properties fo:color="#000000" fo:font-size="15pt" fo:font-weight="bold" officeooo:rsid="002f4a8d" officeooo:paragraph-rsid="002f4a8d" style:font-size-asian="15pt" style:font-weight-asian="bold" style:font-size-complex="15pt" style:font-weight-complex="bold"/>
    </style:style>
    <style:style style:name="P32" style:family="paragraph" style:parent-style-name="Standard">
      <style:text-properties fo:color="#000000" fo:font-weight="bold" officeooo:paragraph-rsid="002f4a8d"/>
    </style:style>
    <style:style style:name="P33" style:family="paragraph" style:parent-style-name="Standard">
      <style:text-properties fo:color="#000000" fo:font-size="18pt" fo:font-weight="bold" officeooo:rsid="002415fc" officeooo:paragraph-rsid="002f4a8d" style:font-size-asian="18pt" style:font-weight-asian="bold" style:font-size-complex="18pt" style:font-weight-complex="bold"/>
    </style:style>
    <style:style style:name="P34" style:family="paragraph" style:parent-style-name="Standard">
      <style:text-properties fo:font-size="15pt" fo:font-weight="bold" officeooo:rsid="0020438b" officeooo:paragraph-rsid="002cb61f" style:font-size-asian="15pt" style:font-weight-asian="bold" style:font-size-complex="15pt" style:font-weight-complex="bold"/>
    </style:style>
    <style:style style:name="P35" style:family="paragraph" style:parent-style-name="Standard">
      <style:text-properties fo:font-size="15pt" fo:font-weight="bold" officeooo:rsid="0020438b" officeooo:paragraph-rsid="002f4a8d" style:font-size-asian="15pt" style:font-weight-asian="bold" style:font-size-complex="15pt" style:font-weight-complex="bold"/>
    </style:style>
    <style:style style:name="P36" style:family="paragraph" style:parent-style-name="Standard">
      <style:text-properties fo:font-size="15pt" fo:font-weight="bold" officeooo:rsid="0020438b" officeooo:paragraph-rsid="0020438b" style:font-size-asian="15pt" style:font-weight-asian="bold" style:font-size-complex="15pt" style:font-weight-complex="bold"/>
    </style:style>
    <style:style style:name="P37" style:family="paragraph" style:parent-style-name="Standard">
      <style:text-properties fo:font-size="15pt" fo:font-weight="bold" officeooo:rsid="001dfb4b" officeooo:paragraph-rsid="001dfb4b" style:font-size-asian="15pt" style:font-weight-asian="bold" style:font-size-complex="15pt" style:font-weight-complex="bold"/>
    </style:style>
    <style:style style:name="P38" style:family="paragraph" style:parent-style-name="Standard">
      <style:text-properties fo:font-size="15pt" fo:font-weight="bold" officeooo:rsid="001dfb4b" officeooo:paragraph-rsid="003210aa" style:font-size-asian="15pt" style:font-weight-asian="bold" style:font-size-complex="15pt" style:font-weight-complex="bold"/>
    </style:style>
    <style:style style:name="P39" style:family="paragraph" style:parent-style-name="Standard">
      <style:text-properties fo:font-weight="bold" officeooo:paragraph-rsid="002f4a8d"/>
    </style:style>
    <style:style style:name="P40" style:family="paragraph" style:parent-style-name="Standard">
      <style:text-properties fo:font-weight="bold" officeooo:rsid="002f4a8d" officeooo:paragraph-rsid="002f4a8d"/>
    </style:style>
    <style:style style:name="P41" style:family="paragraph" style:parent-style-name="Standard">
      <style:text-properties fo:color="#c9211e" fo:font-size="15pt" fo:font-weight="bold" officeooo:rsid="002224bb" officeooo:paragraph-rsid="002cb61f" style:font-size-asian="15pt" style:font-weight-asian="bold" style:font-size-complex="15pt" style:font-weight-complex="bold"/>
    </style:style>
    <style:style style:name="P42" style:family="paragraph" style:parent-style-name="Standard">
      <style:text-properties officeooo:paragraph-rsid="002f4a8d"/>
    </style:style>
    <style:style style:name="P43" style:family="paragraph" style:parent-style-name="Standard">
      <style:text-properties fo:color="#ff0000" fo:font-size="18pt" fo:font-weight="bold" officeooo:rsid="00198a79" officeooo:paragraph-rsid="002f4a8d" style:font-size-asian="18pt" style:font-weight-asian="bold" style:font-size-complex="18pt" style:font-weight-complex="bold"/>
    </style:style>
    <style:style style:name="P44" style:family="paragraph" style:parent-style-name="Standard">
      <style:text-properties fo:color="#ff0000" fo:font-size="15pt" fo:font-weight="bold" officeooo:rsid="002415fc" officeooo:paragraph-rsid="002f4a8d" style:font-size-asian="15pt" style:font-weight-asian="bold" style:font-size-complex="15pt" style:font-weight-complex="bold"/>
    </style:style>
    <style:style style:name="T1" style:family="text">
      <style:text-properties officeooo:rsid="002028ec"/>
    </style:style>
    <style:style style:name="T2" style:family="text">
      <style:text-properties style:text-position="super 58%"/>
    </style:style>
    <style:style style:name="T3" style:family="text">
      <style:text-properties fo:font-size="15pt" fo:font-weight="bold" officeooo:rsid="0020438b" style:font-size-asian="15pt" style:font-weight-asian="bold" style:font-size-complex="15pt" style:font-weight-complex="bold"/>
    </style:style>
    <style:style style:name="T4" style:family="text">
      <style:text-properties fo:font-size="15pt" fo:font-weight="bold" officeooo:rsid="0028ef3f" style:font-size-asian="15pt" style:font-weight-asian="bold" style:font-size-complex="15pt" style:font-weight-complex="bold"/>
    </style:style>
    <style:style style:name="T5" style:family="text">
      <style:text-properties fo:font-size="15pt" style:font-size-asian="15pt" style:font-weight-asian="bold" style:font-size-complex="15pt" style:font-weight-complex="bold"/>
    </style:style>
    <style:style style:name="T6" style:family="text">
      <style:text-properties fo:font-size="15pt" officeooo:rsid="002f4a8d" style:font-size-asian="15pt" style:font-weight-asian="bold" style:font-size-complex="15pt" style:font-weight-complex="bold"/>
    </style:style>
    <style:style style:name="T7" style:family="text">
      <style:text-properties fo:font-size="15pt" officeooo:rsid="0020438b" style:font-size-asian="15pt" style:font-weight-asian="bold" style:font-size-complex="15pt" style:font-weight-complex="bold"/>
    </style:style>
    <style:style style:name="T8" style:family="text">
      <style:text-properties fo:font-size="15pt" officeooo:rsid="002137fc" style:font-size-asian="15pt" style:font-weight-asian="bold" style:font-size-complex="15pt" style:font-weight-complex="bold"/>
    </style:style>
    <style:style style:name="T9" style:family="text">
      <style:text-properties fo:font-size="15pt" officeooo:rsid="0028ef3f" style:font-size-asian="15pt" style:font-weight-asian="bold" style:font-size-complex="15pt" style:font-weight-complex="bold"/>
    </style:style>
    <style:style style:name="T10" style:family="text">
      <style:text-properties officeooo:rsid="002137fc"/>
    </style:style>
    <style:style style:name="T11" style:family="text">
      <style:text-properties officeooo:rsid="00241e77"/>
    </style:style>
    <style:style style:name="T12" style:family="text">
      <style:text-properties fo:color="#000000" fo:font-size="15pt" fo:font-weight="bold" officeooo:rsid="002137fc" style:font-size-asian="15pt" style:font-weight-asian="bold" style:font-size-complex="15pt" style:font-weight-complex="bold"/>
    </style:style>
    <style:style style:name="T13" style:family="text">
      <style:text-properties fo:color="#000000" fo:font-size="15pt" fo:font-weight="bold" officeooo:rsid="00241e77" style:font-size-asian="15pt" style:font-weight-asian="bold" style:font-size-complex="15pt" style:font-weight-complex="bold"/>
    </style:style>
    <style:style style:name="T14" style:family="text">
      <style:text-properties fo:color="#000000" fo:font-size="15pt" fo:font-weight="bold" officeooo:rsid="0024da92" style:font-size-asian="15pt" style:font-weight-asian="bold" style:font-size-complex="15pt" style:font-weight-complex="bold"/>
    </style:style>
    <style:style style:name="T15" style:family="text">
      <style:text-properties officeooo:rsid="0024da92"/>
    </style:style>
    <style:style style:name="T16" style:family="text">
      <style:text-properties officeooo:rsid="0027bd41"/>
    </style:style>
    <style:style style:name="T17" style:family="text">
      <style:text-properties officeooo:rsid="0028ef3f"/>
    </style:style>
    <style:style style:name="T18" style:family="text">
      <style:text-properties officeooo:rsid="002cb61f"/>
    </style:style>
    <style:style style:name="T19" style:family="text">
      <style:text-properties officeooo:rsid="002e1764"/>
    </style:style>
    <style:style style:name="T20" style:family="text">
      <style:text-properties officeooo:rsid="002e7d98"/>
    </style:style>
    <style:style style:name="T21" style:family="text">
      <style:text-properties fo:font-variant="normal" fo:text-transform="none" fo:letter-spacing="normal" fo:font-style="normal" fo:font-weight="normal"/>
    </style:style>
    <style:style style:name="T22" style:family="text">
      <style:text-properties fo:font-variant="normal" fo:text-transform="none" fo:font-size="15pt" fo:letter-spacing="normal" fo:font-style="normal" fo:font-weight="normal" officeooo:rsid="002f4a8d" style:font-size-asian="15pt" style:font-weight-asian="bold" style:font-size-complex="15pt" style:font-weight-complex="bold"/>
    </style:style>
    <style:style style:name="T23" style:family="text">
      <style:text-properties fo:font-variant="normal" fo:text-transform="none" fo:color="#000000" fo:letter-spacing="normal" fo:font-style="normal" fo:font-weight="normal"/>
    </style:style>
    <style:style style:name="T24" style:family="text">
      <style:text-properties fo:font-variant="normal" fo:text-transform="none" fo:color="#000000" fo:letter-spacing="normal" fo:font-style="normal" fo:font-weight="normal" officeooo:rsid="002f4a8d"/>
    </style:style>
    <style:style style:name="T25" style:family="text">
      <style:text-properties fo:font-variant="normal" fo:text-transform="none" fo:color="#000000" fo:letter-spacing="normal" fo:font-style="normal" style:font-weight-asian="bold" style:font-weight-complex="bold"/>
    </style:style>
    <style:style style:name="T26" style:family="text">
      <style:text-properties fo:font-variant="normal" fo:text-transform="none" fo:color="#000000" fo:letter-spacing="normal" fo:font-style="normal" officeooo:rsid="002f4a8d" style:font-weight-asian="bold" style:font-weight-complex="bold"/>
    </style:style>
    <style:style style:name="T27" style:family="text">
      <style:text-properties fo:font-variant="normal" fo:text-transform="none" fo:color="#000000" fo:font-size="15pt" fo:letter-spacing="normal" fo:font-style="normal" fo:font-weight="normal" officeooo:rsid="0028ef3f" style:font-size-asian="15pt" style:font-weight-asian="bold" style:font-size-complex="15pt" style:font-weight-complex="bold"/>
    </style:style>
    <style:style style:name="T28" style:family="text">
      <style:text-properties fo:font-variant="normal" fo:text-transform="none" fo:color="#000000" fo:font-size="15pt" fo:letter-spacing="normal" fo:font-style="normal" officeooo:rsid="0028ef3f" style:font-size-asian="15pt" style:font-weight-asian="bold" style:font-size-complex="15pt" style:font-weight-complex="bold"/>
    </style:style>
    <style:style style:name="T29" style:family="text">
      <style:text-properties officeooo:rsid="003210aa"/>
    </style:style>
    <style:style style:name="T30" style:family="text">
      <style:text-properties officeooo:rsid="00329b1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Problems for week 5</text:p>
      <text:p text:style-name="P1"/>
      <text:p text:style-name="P2">Sem – IV,II</text:p>
      <text:p text:style-name="P1"/>
      <text:p text:style-name="P38">Problem 1: <text:span text:style-name="T29">Continuos Expenses Problem</text:span></text:p>
      <text:p text:style-name="P38"><text:span text:style-name="T29">Sudhakar</text:span> is spending money from his collection each day he spend 20 rupees on fast food.</text:p>
      <text:p text:style-name="P1"><text:span text:style-name="T29">A</text:span>fter n no of days how much total money has he in his collection?Initially he has 37000 rs.</text:p>
      <text:p text:style-name="P1"/>
      <text:p text:style-name="P35">Input format:</text:p>
      <text:p text:style-name="P35">one integer input which will denote total number of days </text:p>
      <text:p text:style-name="P35"/>
      <text:p text:style-name="P35"><text:s/>Constraints:</text:p>
      <text:p text:style-name="P35">Constraint maximum this fast food eating <text:s/>will done for 30 days</text:p>
      <text:p text:style-name="P35"/>
      <text:p text:style-name="P35">Outtput format:</text:p>
      <text:p text:style-name="P42"><text:span text:style-name="T4">output will have two lines, first line will display list of his money remaining on daily basis.</text:span></text:p>
      <text:p text:style-name="P42"><text:span text:style-name="T4">second line will display total sum of money in his collection.</text:span></text:p>
      <text:p text:style-name="P42"><text:span text:style-name="T4"/></text:p>
      <text:p text:style-name="P35"/>
      <text:p text:style-name="P39"><text:span text:style-name="T7">Test Cases: </text:span><text:span text:style-name="T8">{</text:span><text:span text:style-name="T6">4</text:span><text:span text:style-name="T8">: </text:span><text:span text:style-name="T25">36980 36960 36940 36920: 36920 </text:span><text:span text:style-name="T8">}, {</text:span><text:span text:style-name="T6">7</text:span><text:span text:style-name="T9">, </text:span><text:span text:style-name="T28">36980 36960 36940 36920 36900 36880 36860: </text:span><text:span text:style-name="T25">3686</text:span><text:span text:style-name="T26">0</text:span><text:span text:style-name="T8">}</text:span></text:p>
      <text:p text:style-name="P39"><text:span text:style-name="T8"/></text:p>
      <text:p text:style-name="P40"><text:span text:style-name="T8">S</text:span><text:span text:style-name="T5">olution:</text:span></text:p>
      <text:p text:style-name="P33"/>
      <text:p text:style-name="P44">#include &lt;cmath&gt;</text:p>
      <text:p text:style-name="P44">#include &lt;cstdio&gt;</text:p>
      <text:p text:style-name="P44">#include &lt;vector&gt;</text:p>
      <text:p text:style-name="P44">#include &lt;iostream&gt;</text:p>
      <text:p text:style-name="P44">#include &lt;algorithm&gt;</text:p>
      <text:p text:style-name="P44">using namespace std;</text:p>
      <text:p text:style-name="P44">int main() {</text:p>
      <text:p text:style-name="P44"><text:s text:c="3"/>int n,i,sum=37000;</text:p>
      <text:p text:style-name="P44"><text:s text:c="3"/>cin&gt;&gt;n; </text:p>
      <text:p text:style-name="P44"><text:s text:c="3"/>for(i=0;i&lt;n;i++){</text:p>
      <text:p text:style-name="P44"><text:s text:c="4"/>sum=sum-20;</text:p>
      <text:p text:style-name="P44"><text:s text:c="4"/>cout&lt;&lt;sum&lt;&lt;" "; }</text:p>
      <text:p text:style-name="P44"><text:s text:c="3"/>cout&lt;&lt;"\n"&lt;&lt;sum;</text:p>
      <text:p text:style-name="P44"><text:s text:c="4"/>return 0; <text:s/>}</text:p>
      <text:p text:style-name="P1"><text:soft-page-break/></text:p>
      <text:p text:style-name="P2">Problem 2: Capitalize the <text:span text:style-name="T11">k</text:span><text:span text:style-name="T2">th</text:span> character of string</text:p>
      <text:p text:style-name="P2"/>
      <text:p text:style-name="P8">You need to capitalise the kth character of the input string.</text:p>
      <text:p text:style-name="P2"/>
      <text:p text:style-name="P6">Input format:</text:p>
      <text:p text:style-name="P6">Input <text:span text:style-name="T17">a string of length ‘n’ and an integer ‘k’ in two different lines.</text:span></text:p>
      <text:p text:style-name="P6"/>
      <text:p text:style-name="P6"><text:s/>Constraints:</text:p>
      <text:p text:style-name="P6">1 &lt;= n &lt; =20</text:p>
      <text:p text:style-name="P6">1 &lt;= <text:span text:style-name="T17">k</text:span> &lt; =20</text:p>
      <text:p text:style-name="P6"/>
      <text:p text:style-name="P6">Outtput format:</text:p>
      <text:p text:style-name="P25"><text:span text:style-name="T3">Print </text:span><text:span text:style-name="T4">the string after capitalize the character.</text:span></text:p>
      <text:p text:style-name="P6"/>
      <text:p text:style-name="P6">Test Cases: <text:span text:style-name="T10">{</text:span><text:span text:style-name="T17">2</text:span><text:span text:style-name="T10">, </text:span><text:span text:style-name="T17">kiet</text:span><text:span text:style-name="T10">: </text:span><text:span text:style-name="T17">kIet</text:span><text:span text:style-name="T10">}, {4, </text:span><text:span text:style-name="T17">haridwar</text:span><text:span text:style-name="T10">: </text:span><text:span text:style-name="T17">harIdwar</text:span><text:span text:style-name="T10">}, {</text:span><text:span text:style-name="T17">3</text:span><text:span text:style-name="T10">, </text:span><text:span text:style-name="T17">masters</text:span><text:span text:style-name="T10">: </text:span><text:span text:style-name="T17">maSters</text:span><text:span text:style-name="T10">}, {</text:span><text:span text:style-name="T17">2, dapper dApper</text:span><text:span text:style-name="T10">}</text:span></text:p>
      <text:p text:style-name="P6"/>
      <text:p text:style-name="P9">Solution:</text:p>
      <text:p text:style-name="P9"/>
      <text:p text:style-name="P21">#include &lt;iostream&gt;</text:p>
      <text:p text:style-name="P21"/>
      <text:p text:style-name="P21">using namespace std;</text:p>
      <text:p text:style-name="P21"/>
      <text:p text:style-name="P21">int main()</text:p>
      <text:p text:style-name="P21">{</text:p>
      <text:p text:style-name="P21"><text:s text:c="3"/>string str; int k;</text:p>
      <text:p text:style-name="P21"><text:s text:c="3"/>cin&gt;&gt;k;</text:p>
      <text:p text:style-name="P21"><text:s text:c="3"/>cin&gt;&gt;str;</text:p>
      <text:p text:style-name="P21"><text:s text:c="3"/></text:p>
      <text:p text:style-name="P21"><text:s text:c="3"/>str[k-1]^=32;</text:p>
      <text:p text:style-name="P21"><text:s text:c="3"/>cout&lt;&lt;str;</text:p>
      <text:p text:style-name="P21"/>
      <text:p text:style-name="P21"><text:s text:c="4"/>return 0;</text:p>
      <text:p text:style-name="P21">}</text:p>
      <text:p text:style-name="P22"/>
      <text:p text:style-name="P23"/>
      <text:p text:style-name="P3"/>
      <text:p text:style-name="P3"/>
      <text:p text:style-name="P3"/>
      <text:p text:style-name="P3"/>
      <text:p text:style-name="P3"/>
      <text:p text:style-name="P3"><text:soft-page-break/>Problem 3: Dream Sum </text:p>
      <text:p text:style-name="P3"/>
      <text:p text:style-name="P3">Kartik got some numbers as input &amp; a task to verify that the provided numbers can help him to get the dream sum is not.</text:p>
      <text:p text:style-name="P3"/>
      <text:p text:style-name="P3">Dream Sum: If number of elements are even and sum of all elements is -1 then -1 is the dream sum.</text:p>
      <text:p text:style-name="P3"/>
      <text:p text:style-name="P3">Input format:</text:p>
      <text:p text:style-name="P3">Input the size of array ‘n’ and elements in two separate lines</text:p>
      <text:p text:style-name="P3"/>
      <text:p text:style-name="P3"><text:s/>Constraints:</text:p>
      <text:p text:style-name="P3">1 &lt;= n &lt; =20</text:p>
      <text:p text:style-name="P3"/>
      <text:p text:style-name="P3">Outtput format:</text:p>
      <text:p text:style-name="P3">Print ‘Yes’ else ‘No’ accordingly.</text:p>
      <text:p text:style-name="P3"/>
      <text:p text:style-name="P3">Test Cases: <text:span text:style-name="T10">{5, - 1 1 2 -2 -1: No}, {4, 8 -11 5 -3: Yes}, {6, 8 -6 -4 12 -10 -1: Yes}, {1, -1:No}</text:span></text:p>
      <text:p text:style-name="P3"/>
      <text:p text:style-name="P7">Solution:</text:p>
      <text:p text:style-name="P7"/>
      <text:p text:style-name="P10">#include &lt;iostream&gt;</text:p>
      <text:p text:style-name="P10">using namespace std;</text:p>
      <text:p text:style-name="P10"/>
      <text:p text:style-name="P10">int main() {</text:p>
      <text:p text:style-name="P10"><text:s text:c="4"/>int n,arr[20],sum=0;</text:p>
      <text:p text:style-name="P10"><text:s text:c="4"/>cin&gt;&gt;n;</text:p>
      <text:p text:style-name="P10"><text:s text:c="4"/>for(int i=0;i&lt;n;i++){</text:p>
      <text:p text:style-name="P10"><text:s text:c="8"/>cin&gt;&gt;arr[i];</text:p>
      <text:p text:style-name="P10"><text:s text:c="8"/>sum+=arr[i]; <text:s text:c="2"/>}</text:p>
      <text:p text:style-name="P10"><text:s text:c="4"/>if((n%2)==0 &amp;&amp; sum==-1) cout&lt;&lt;"Yes";</text:p>
      <text:p text:style-name="P10"><text:s text:c="4"/>else cout&lt;&lt;"No";</text:p>
      <text:p text:style-name="P10"><text:s text:c="4"/>return 0; <text:s/>}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Problem 4: <text:s/>String element Problem</text:p>
      <text:p text:style-name="P11"/>
      <text:p text:style-name="P11">Vishal got a task to verify that the given string contain “ra’ as substring or not.</text:p>
      <text:p text:style-name="P11"/>
      <text:p text:style-name="P4">Input format:</text:p>
      <text:p text:style-name="P4">Input <text:span text:style-name="T10">a string of length n.</text:span></text:p>
      <text:p text:style-name="P4"/>
      <text:p text:style-name="P4"><text:s/>Constraints:</text:p>
      <text:p text:style-name="P4">1 &lt;= n &lt; =20</text:p>
      <text:p text:style-name="P4"/>
      <text:p text:style-name="P4">Outtput format:</text:p>
      <text:p text:style-name="P4">Print ‘Yes’ else ‘No’ accordingly.</text:p>
      <text:p text:style-name="P4"/>
      <text:p text:style-name="P13">Test Cases: <text:span text:style-name="T10">{aaryn: No}, {araa: Yes}, {atraya: Yes}, {r:No}</text:span></text:p>
      <text:p text:style-name="P11"/>
      <text:p text:style-name="P15">Solution:</text:p>
      <text:p text:style-name="P15"/>
      <text:p text:style-name="P19">#include &lt;iostream&gt;</text:p>
      <text:p text:style-name="P19">#include&lt;string&gt;</text:p>
      <text:p text:style-name="P19">using namespace std;</text:p>
      <text:p text:style-name="P19"/>
      <text:p text:style-name="P19">int main()</text:p>
      <text:p text:style-name="P19">{</text:p>
      <text:p text:style-name="P19"><text:s text:c="4"/>string str;int i,len,swap=0;</text:p>
      <text:p text:style-name="P19"><text:s text:c="4"/>cin&gt;&gt;str;</text:p>
      <text:p text:style-name="P19"><text:s text:c="4"/>len=str.length();</text:p>
      <text:p text:style-name="P19"><text:s text:c="4"/>for(i=0;i&lt;len;i++){</text:p>
      <text:p text:style-name="P19"><text:s text:c="8"/>if(str[i]=='r' &amp;&amp; str[i+1]=='a'){</text:p>
      <text:p text:style-name="P19"><text:s text:c="12"/>cout&lt;&lt;"Yes"; swap=1;</text:p>
      <text:p text:style-name="P19"><text:s text:c="12"/>break;}</text:p>
      <text:p text:style-name="P19"><text:s text:c="4"/>}</text:p>
      <text:p text:style-name="P19"><text:s text:c="4"/>if(swap==0) cout&lt;&lt;"No";</text:p>
      <text:p text:style-name="P19"><text:s text:c="4"/>return 0;</text:p>
      <text:p text:style-name="P19">}</text:p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24"><text:span text:style-name="T12">Problem </text:span><text:span text:style-name="T14">5</text:span><text:span text:style-name="T12">: </text:span><text:span text:style-name="T13">Tracing Strings</text:span></text:p>
      <text:p text:style-name="P12"/>
      <text:p text:style-name="P17">Abhinav got the task to print the elements present at odd positions inside the string separated by comma. Assume indexing start from 0.</text:p>
      <text:p text:style-name="P12"/>
      <text:p text:style-name="P5">Input format:</text:p>
      <text:p text:style-name="P5">Input <text:span text:style-name="T10">a string of length n.</text:span></text:p>
      <text:p text:style-name="P5"/>
      <text:p text:style-name="P5"><text:s/>Constraints:</text:p>
      <text:p text:style-name="P5">1 &lt;= n &lt; =20</text:p>
      <text:p text:style-name="P5"/>
      <text:p text:style-name="P5">Outtput format:</text:p>
      <text:p text:style-name="P5">Print <text:span text:style-name="T15">space</text:span><text:span text:style-name="T11"> separated characters</text:span></text:p>
      <text:p text:style-name="P5"/>
      <text:p text:style-name="P14">Test Cases: <text:span text:style-name="T10">{</text:span><text:span text:style-name="T11">aryan: r a</text:span><text:span text:style-name="T10">}, {ara: </text:span><text:span text:style-name="T11">r</text:span><text:span text:style-name="T10">}, {atraya: </text:span><text:span text:style-name="T11">t a a</text:span><text:span text:style-name="T10">}, {r</text:span><text:span text:style-name="T11">at: a</text:span><text:span text:style-name="T10">}</text:span></text:p>
      <text:p text:style-name="P12"/>
      <text:p text:style-name="P16">Solution:</text:p>
      <text:p text:style-name="P16"/>
      <text:p text:style-name="P20">#include &lt;iostream&gt;</text:p>
      <text:p text:style-name="P20">#include&lt;string&gt;</text:p>
      <text:p text:style-name="P20">using namespace std;</text:p>
      <text:p text:style-name="P20"/>
      <text:p text:style-name="P20">int main()</text:p>
      <text:p text:style-name="P20">{</text:p>
      <text:p text:style-name="P20"><text:s text:c="4"/>string str;int i,len;</text:p>
      <text:p text:style-name="P20"><text:s text:c="4"/>cin&gt;&gt;str;</text:p>
      <text:p text:style-name="P20"><text:s text:c="4"/>len=str.length();</text:p>
      <text:p text:style-name="P20"><text:s text:c="4"/>for(i=0;i&lt;len;i++){</text:p>
      <text:p text:style-name="P20"><text:s text:c="8"/>if((i%2)!=0) cout&lt;&lt;str[i]&lt;&lt;" ";</text:p>
      <text:p text:style-name="P20"><text:s text:c="4"/>}</text:p>
      <text:p text:style-name="P20"><text:s text:c="4"/>return 0;</text:p>
      <text:p text:style-name="P20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For 6<text:span text:style-name="T2">th</text:span> sem:</text:p>
      <text:p text:style-name="P18"/>
      <text:p text:style-name="P18">Problem 6: <text:span text:style-name="T30">Puzzle Words</text:span></text:p>
      <text:p text:style-name="P18"><text:s/></text:p>
      <text:p text:style-name="P18">It's a <text:span text:style-name="T30">puzzle</text:span> doesn't need explanation.</text:p>
      <text:p text:style-name="P18"/>
      <text:p text:style-name="P18">INPUT</text:p>
      <text:p text:style-name="P18">string s</text:p>
      <text:p text:style-name="P18"/>
      <text:p text:style-name="P31">Constraints</text:p>
      <text:p text:style-name="P31">NOTHING</text:p>
      <text:p text:style-name="P18"/>
      <text:p text:style-name="P31">Output format</text:p>
      <text:p text:style-name="P31">In the form of String</text:p>
      <text:p text:style-name="P31"/>
      <text:p text:style-name="P32"><text:span text:style-name="T6">Test Cases {hello@:HELLO@}, {</text:span><text:span text:style-name="T21">@%@5@5@</text:span><text:span text:style-name="T6">:</text:span><text:span text:style-name="T22">@%@5@5@</text:span></text:p>
      <text:p text:style-name="P32"><text:span text:style-name="T6">}, {</text:span><text:span text:style-name="T22">123SSss: 123SSSS</text:span><text:span text:style-name="T6">}</text:span></text:p>
      <text:p text:style-name="P18"/>
      <text:p text:style-name="P31">Solution:</text:p>
      <text:p text:style-name="P31"/>
      <text:p text:style-name="P43">#include &lt;cmath&gt;</text:p>
      <text:p text:style-name="P43">#include &lt;cstdio&gt;</text:p>
      <text:p text:style-name="P43">#include &lt;iostream&gt;</text:p>
      <text:p text:style-name="P43">#include &lt;string&gt;</text:p>
      <text:p text:style-name="P43">using namespace std;</text:p>
      <text:p text:style-name="P43"/>
      <text:p text:style-name="P43"/>
      <text:p text:style-name="P43">int main() {</text:p>
      <text:p text:style-name="P43"><text:s text:c="3"/>string str;int k,i,p;</text:p>
      <text:p text:style-name="P43"><text:s text:c="3"/>cin&gt;&gt;str;</text:p>
      <text:p text:style-name="P43"><text:s text:c="3"/>k=str.length();</text:p>
      <text:p text:style-name="P43"><text:s text:c="3"/>for(i=0;i&lt;k;i++){</text:p>
      <text:p text:style-name="P43"><text:s text:c="3"/>p=(int)str[i];</text:p>
      <text:p text:style-name="P43"><text:s text:c="3"/>if(p&gt;='a' &amp;&amp; p&lt;='z')</text:p>
      <text:p text:style-name="P43"><text:s text:c="5"/>str[i]=str[i]^32;</text:p>
      <text:p text:style-name="P43"><text:s text:c="3"/>}</text:p>
      <text:p text:style-name="P43"><text:s text:c="3"/>cout&lt;&lt; str;</text:p>
      <text:p text:style-name="P43">}</text:p>
      <text:p text:style-name="P18"><text:soft-page-break/></text:p>
      <text:p text:style-name="P26">Problem 7: Magical array</text:p>
      <text:p text:style-name="P26"/>
      <text:p text:style-name="P26">An array is magical if <text:span text:style-name="T19">first and last element is even and sum of all elements is odd.</text:span></text:p>
      <text:p text:style-name="P26">If array is magical print ‘Yes’ otherwise ‘No’.</text:p>
      <text:p text:style-name="P18"/>
      <text:p text:style-name="P34">Input format:</text:p>
      <text:p text:style-name="P34">Input <text:span text:style-name="T18">an </text:span><text:span text:style-name="T19">the size of array and array in two different lines.</text:span></text:p>
      <text:p text:style-name="P34"/>
      <text:p text:style-name="P34"><text:s/>Constraints:</text:p>
      <text:p text:style-name="P34">1 &lt;= n &lt; =20</text:p>
      <text:p text:style-name="P34"/>
      <text:p text:style-name="P34">Outtput format:</text:p>
      <text:p text:style-name="P34">Print ‘<text:span text:style-name="T18">Yes’ or ‘No’ accordingly.</text:span></text:p>
      <text:p text:style-name="P34"/>
      <text:p text:style-name="P28">Test Cases: <text:span text:style-name="T10">{</text:span><text:span text:style-name="T19">5,2</text:span><text:span text:style-name="T18"> 3 5 3 </text:span><text:span text:style-name="T19">2</text:span><text:span text:style-name="T11">: </text:span><text:span text:style-name="T20">Yes</text:span><text:span text:style-name="T10">}, {</text:span><text:span text:style-name="T19">4,2</text:span><text:span text:style-name="T18"> 4 7 10</text:span><text:span text:style-name="T10">: </text:span><text:span text:style-name="T18">Yes</text:span><text:span text:style-name="T10">}, {</text:span><text:span text:style-name="T19">4,</text:span><text:span text:style-name="T18">1 2 3 5</text:span><text:span text:style-name="T10">: </text:span><text:span text:style-name="T18">No</text:span><text:span text:style-name="T10">}, {</text:span><text:span text:style-name="T19">3,2</text:span><text:span text:style-name="T18"> 2 4 </text:span><text:span text:style-name="T11">: </text:span><text:span text:style-name="T20">No</text:span><text:span text:style-name="T10">}</text:span></text:p>
      <text:p text:style-name="P29"/>
      <text:p text:style-name="P27">Solution:</text:p>
      <text:p text:style-name="P27"/>
      <text:p text:style-name="P41">#include &lt;iostream&gt;</text:p>
      <text:p text:style-name="P41">#include&lt;cmath&gt;</text:p>
      <text:p text:style-name="P41"/>
      <text:p text:style-name="P41">using namespace std;</text:p>
      <text:p text:style-name="P41"/>
      <text:p text:style-name="P41">int main()</text:p>
      <text:p text:style-name="P41">{</text:p>
      <text:p text:style-name="P41"><text:s text:c="4"/>int n,arr[20],i,sum=0;</text:p>
      <text:p text:style-name="P41"><text:s text:c="4"/>cin&gt;&gt;n;</text:p>
      <text:p text:style-name="P41"><text:s text:c="4"/>for(i=0;i&lt;n;i++){cin&gt;&gt;arr[i];sum+=arr[i];}</text:p>
      <text:p text:style-name="P41"><text:s text:c="4"/>if((arr[0]%2==0) &amp;&amp; (arr[n-1]%2==0) &amp;&amp; (sum%2)!=0) cout&lt;&lt;"Yes";</text:p>
      <text:p text:style-name="P41"><text:s text:c="4"/>else cout&lt;&lt;"No";</text:p>
      <text:p text:style-name="P41"><text:s text:c="4"/></text:p>
      <text:p text:style-name="P41"><text:s text:c="4"/></text:p>
      <text:p text:style-name="P41"><text:s text:c="4"/>return 0;</text:p>
      <text:p text:style-name="P41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7T10:06:03.071647852</meta:creation-date>
    <dc:date>2021-05-04T16:51:07.762640303</dc:date>
    <meta:editing-duration>PT1H39M27S</meta:editing-duration>
    <meta:editing-cycles>17</meta:editing-cycles>
    <meta:generator>LibreOffice/6.4.7.2$Linux_X86_64 LibreOffice_project/40$Build-2</meta:generator>
    <meta:document-statistic meta:table-count="0" meta:image-count="0" meta:object-count="0" meta:page-count="7" meta:paragraph-count="175" meta:word-count="692" meta:character-count="4439" meta:non-whitespace-character-count="3662"/>
  </office:meta>
</office:document-meta>
</file>